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2.91mm" svg:height="103.48mm" svg:x="46.18mm" svg:y="1.88mm">
            <loext:p draw:notify-on-update-of-ranges="Sheet1.A1:Sheet1.A1 Sheet1.A2:Sheet1.A5 Sheet1.B1:Sheet1.B1 Sheet1.B2:Sheet1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put valu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4462" calcext:value-type="float">
            <text:p>0.1446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507317" calcext:value-type="float">
            <text:p>0.50731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110566" calcext:value-type="float">
            <text:p>1.11056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971827" calcext:value-type="float">
            <text:p>1.9718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8:44:06.463504520</meta:creation-date>
    <dc:date>2018-01-25T19:24:39.928959141</dc:date>
    <meta:editing-duration>PT11S</meta:editing-duration>
    <meta:editing-cycles>1</meta:editing-cycles>
    <meta:document-statistic meta:table-count="1" meta:cell-count="1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92cm" svg:height="10.349cm" xlink:href=".." xlink:type="simple" chart:class="chart:line" chart:style-name="ch1">
        <chart:legend chart:legend-position="end" svg:x="12.149cm" svg:y="4.634cm" style:legend-expansion="high" chart:style-name="ch2"/>
        <chart:plot-area chart:style-name="ch3" table:cell-range-address="Sheet1.A1:Sheet1.B5" chart:data-source-has-labels="row" svg:x="3.236cm" svg:y="-0.195cm" svg:width="11.736cm" svg:height="9.806cm">
          <chartooo:coordinate-region svg:x="4.545cm" svg:y="0cm" svg:width="10.319cm" svg:height="8.9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5" chart:label-cell-address="Sheet1.A1:Sheet1.A1" chart:class="chart:line">
            <chart:data-point chart:repeated="4"/>
          </chart:series>
          <chart:series chart:style-name="ch7" chart:values-cell-range-address="Sheet1.B2:Sheet1.B5" chart:label-cell-address="Sheet1.B1:Sheet1.B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 value</text:p>
                <draw:g>
                  <svg:desc>Sheet1.A1:Sheet1.A1</svg:desc>
                </draw:g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1.A2:Sheet1.A5</svg:desc>
                </draw:g>
              </table:table-cell>
              <table:table-cell office:value-type="float" office:value="0.14462">
                <text:p>0.14462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507317">
                <text:p>0.507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">
                <text:p>15000</text:p>
              </table:table-cell>
              <table:table-cell office:value-type="float" office:value="1.110566">
                <text:p>1.110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1.971827">
                <text:p>1.9718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